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!=[.C2]" style:apply-style-name="background" style:base-cell-address="Feuille1.G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2" style:family="table-cell" style:parent-style-name="Default"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1</text:p>
          </table:table-cell>
          <table:table-cell table:style-name="ce7" office:value-type="float" office:value="2023002272" calcext:value-type="float">
            <text:p>2023002272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office:annotation draw:style-name="gr1" draw:text-style-name="P2" svg:width="28.99mm" svg:height="17.99mm" svg:x="48.13mm" svg:y="17.91mm" draw:caption-point-x="-6.1mm" draw:caption-point-y="15.03mm">
              <dc:date>2023-04-14T00:00:00</dc:date>
              <text:p text:style-name="P1"><text:span text:style-name="T1">642809</text:span></text:p>
            </office:annotation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2</text:p>
          </table:table-cell>
          <table:table-cell table:style-name="ce7" office:value-type="float" office:value="2023002273" calcext:value-type="float">
            <text:p>2023002273</text:p>
          </table:table-cell>
          <table:table-cell table:style-name="ce12" office:value-type="float" office:value="200" calcext:value-type="float">
            <text:p>2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date" office:date-value="2023-02-23" calcext:value-type="date">
            <text:p>23/02/2023</text:p>
          </table:table-cell>
          <table:table-cell table:style-name="ce7" office:value-type="string" calcext:value-type="string">
            <text:p>220123456789AAB3</text:p>
          </table:table-cell>
          <table:table-cell table:style-name="ce7" office:value-type="float" office:value="2023002274" calcext:value-type="float">
            <text:p>2023002274</text:p>
          </table:table-cell>
          <table:table-cell table:style-name="ce12" office:value-type="float" office:value="300" calcext:value-type="float">
            <text:p>3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400" calcext:value-type="float">
            <text:p>4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4</text:p>
          </table:table-cell>
          <table:table-cell table:style-name="ce7" office:value-type="float" office:value="2023002275" calcext:value-type="float">
            <text:p>2023002275</text:p>
          </table:table-cell>
          <table:table-cell table:style-name="ce12" office:value-type="float" office:value="400" calcext:value-type="float">
            <text:p>4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3" office:value-type="float" office:value="203743" calcext:value-type="float">
            <text:p>203743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date" office:date-value="2023-02-22" calcext:value-type="date">
            <text:p>22/02/2023</text:p>
          </table:table-cell>
          <table:table-cell table:style-name="ce7" office:value-type="string" calcext:value-type="string">
            <text:p>220123456789AAB5</text:p>
          </table:table-cell>
          <table:table-cell table:style-name="ce7" office:value-type="float" office:value="2023002276" calcext:value-type="float">
            <text:p>2023002276</text:p>
          </table:table-cell>
          <table:table-cell table:style-name="ce12" office:value-type="float" office:value="500" calcext:value-type="float">
            <text:p>500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string" calcext:value-type="string">
            <text:p>DR/DDFIP 02</text:p>
          </table:table-cell>
          <table:table-cell table:style-name="ce17" office:value-type="string" calcext:value-type="string">
            <text:p>002000</text:p>
          </table:table-cell>
          <table:table-cell table:style-name="ce24" office:value-type="string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398619445" calcext:value-type="float">
            <text:p>398619445</text:p>
          </table:table-cell>
          <table:table-cell table:style-name="ce34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2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G2:Feuille1.G23">
            <calcext:condition calcext:apply-style-name="background" calcext:value="!=[.C2]" calcext:base-cell-address="Feuille1.G2"/>
          </calcext:conditional-format>
          <calcext:conditional-format calcext:target-range-address="Feuille1.A2:Feuille1.M6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6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6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F6">
            <calcext:condition calcext:apply-style-name="background" calcext:value="formula-is(unique([.E2:.E2]))" calcext:base-cell-address="Feuille1.E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6:10:50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14T16:01:55.194000000</dc:date>
    <meta:editing-duration>P1DT10H18M20S</meta:editing-duration>
    <meta:editing-cycles>153</meta:editing-cycles>
    <meta:printed-by>Eric Brivoal</meta:printed-by>
    <meta:print-date>2022-09-21T10:18:20.653000000</meta:print-date>
    <meta:document-statistic meta:table-count="1" meta:cell-count="84" meta:object-count="0"/>
  </office:meta>
</office:document-meta>
</file>